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c9ba4" style:text-align-source="fix" style:repeat-content="false"/>
      <style:paragraph-properties fo:text-align="center" fo:margin-left="0mm"/>
      <style:text-properties fo:color="#d93355"/>
    </style:style>
    <style:style style:name="ce3" style:family="table-cell" style:parent-style-name="Default">
      <style:table-cell-properties fo:background-color="#d17486" style:text-align-source="fix" style:repeat-content="false"/>
      <style:paragraph-properties fo:text-align="center" fo:margin-left="0mm"/>
      <style:text-properties fo:color="#e2e2e2"/>
    </style:style>
    <style:style style:name="ce4" style:family="table-cell" style:parent-style-name="Default">
      <style:table-cell-properties fo:background-color="#cee8e2" style:text-align-source="fix" style:repeat-content="false"/>
      <style:paragraph-properties fo:text-align="center" fo:margin-left="0mm"/>
      <style:text-properties fo:color="#d17486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table-column table:style-name="co1" table:default-cell-style-name="ce2"/>
        <table:table-column table:style-name="co1" table:number-columns-repeated="25" table:default-cell-style-name="ce3"/>
        <table:table-column table:style-name="co1" table:number-columns-repeated="56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style-name="ce2"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style-name="ce2"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style-name="ce2"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style-name="ce2"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style-name="ce2"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style-name="ce2"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style-name="ce2"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style-name="ce2"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style-name="ce2"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style-name="ce2"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style-name="ce2"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style-name="ce2"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style-name="ce2"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style-name="ce2"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style-name="ce2"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style-name="ce2"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style-name="ce2"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style-name="ce2"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style-name="ce2"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style-name="ce2"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style-name="ce2"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style-name="ce2"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style-name="ce2"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style-name="ce2"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style-name="ce2"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number-columns-repeated="3"/>
          <table:table-cell table:style-name="ce4" office:value-type="string" calcext:value-type="string" table:number-columns-spanned="9" table:number-rows-spanned="1">
            <text:p>TEKST DO ZASZYFROWANIA</text:p>
          </table:table-cell>
          <table:covered-table-cell table:number-columns-repeated="8" table:style-name="ce5"/>
          <table:table-cell table:number-columns-repeated="44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number-columns-repeated="3"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O</text:p>
          </table:table-cell>
          <table:table-cell table:number-columns-repeated="2" table:style-name="ce5" office:value-type="string" calcext:value-type="string">
            <text:p>L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M</text:p>
          </table:table-cell>
          <table:table-cell table:number-columns-repeated="44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number-columns-repeated="3"/>
          <table:table-cell table:style-name="ce4" office:value-type="string" calcext:value-type="string" table:number-columns-spanned="9" table:number-rows-spanned="1">
            <text:p>KLUCZ</text:p>
          </table:table-cell>
          <table:covered-table-cell table:number-columns-repeated="8" table:style-name="ce5"/>
          <table:table-cell table:number-columns-repeated="44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3"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O</text:p>
          </table:table-cell>
          <table:table-cell table:number-columns-repeated="44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3"/>
          <table:table-cell table:style-name="ce4" office:value-type="string" calcext:value-type="string" table:number-columns-spanned="9" table:number-rows-spanned="1">
            <text:p>SZYFROGRAM</text:p>
          </table:table-cell>
          <table:covered-table-cell table:number-columns-repeated="8" table:style-name="ce5"/>
          <table:table-cell table:number-columns-repeated="44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3"/>
          <table:table-cell table:style-name="ce5" table:formula="of:=INDIRECT(CONCATENATE([.AD2];CODE([.AD4])-64))" office:value-type="string" office:string-value="Q" calcext:value-type="string">
            <text:p>Q</text:p>
          </table:table-cell>
          <table:table-cell table:style-name="ce5" table:formula="of:=INDIRECT(CONCATENATE([.AE2];CODE([.AE4])-64))" office:value-type="string" office:string-value="Z" calcext:value-type="string">
            <text:p>Z</text:p>
          </table:table-cell>
          <table:table-cell table:style-name="ce5" table:formula="of:=INDIRECT(CONCATENATE([.AF2];CODE([.AF4])-64))" office:value-type="string" office:string-value="Z" calcext:value-type="string">
            <text:p>Z</text:p>
          </table:table-cell>
          <table:table-cell table:style-name="ce5" table:formula="of:=INDIRECT(CONCATENATE([.AG2];CODE([.AG4])-64))" office:value-type="string" office:string-value="T" calcext:value-type="string">
            <text:p>T</text:p>
          </table:table-cell>
          <table:table-cell table:style-name="ce5" table:formula="of:=INDIRECT(CONCATENATE([.AH2];CODE([.AH4])-64))" office:value-type="string" office:string-value="P" calcext:value-type="string">
            <text:p>P</text:p>
          </table:table-cell>
          <table:table-cell table:style-name="ce5" table:formula="of:=INDIRECT(CONCATENATE([.AI2];CODE([.AI4])-64))" office:value-type="string" office:string-value="U" calcext:value-type="string">
            <text:p>U</text:p>
          </table:table-cell>
          <table:table-cell table:style-name="ce5" table:formula="of:=INDIRECT(CONCATENATE([.AJ2];CODE([.AJ4])-64))" office:value-type="string" office:string-value="Q" calcext:value-type="string">
            <text:p>Q</text:p>
          </table:table-cell>
          <table:table-cell table:style-name="ce5" table:formula="of:=INDIRECT(CONCATENATE([.AK2];CODE([.AK4])-64))" office:value-type="string" office:string-value="F" calcext:value-type="string">
            <text:p>F</text:p>
          </table:table-cell>
          <table:table-cell table:style-name="ce5" table:formula="of:=INDIRECT(CONCATENATE([.AL2];CODE([.AL4])-64))" office:value-type="string" office:string-value="A" calcext:value-type="string">
            <text:p>A</text:p>
          </table:table-cell>
          <table:table-cell table:number-columns-repeated="44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3"/>
          <table:table-cell table:style-name="ce4" office:value-type="string" calcext:value-type="string" table:number-columns-spanned="9" table:number-rows-spanned="1">
            <text:p>DESZYFROWANIE</text:p>
          </table:table-cell>
          <table:covered-table-cell table:number-columns-repeated="8" table:style-name="ce5"/>
          <table:table-cell table:number-columns-repeated="44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3"/>
          <table:table-cell table:style-name="ce5" table:formula="of:=CHAR(IF((CODE([.AD6])-CODE([.AD4])+65)&lt;65; (CODE([.AD6])-CODE([.AD4])+65)+26; (CODE([.AD6])-CODE([.AD4])+65)))" office:value-type="string" office:string-value="I" calcext:value-type="string">
            <text:p>I</text:p>
          </table:table-cell>
          <table:table-cell table:style-name="ce5" table:formula="of:=CHAR(IF((CODE([.AE6])-CODE([.AE4])+65)&lt;65; (CODE([.AE6])-CODE([.AE4])+65)+26; (CODE([.AE6])-CODE([.AE4])+65)))" office:value-type="string" office:string-value="O" calcext:value-type="string">
            <text:p>O</text:p>
          </table:table-cell>
          <table:table-cell table:style-name="ce5" table:formula="of:=CHAR(IF((CODE([.AF6])-CODE([.AF4])+65)&lt;65; (CODE([.AF6])-CODE([.AF4])+65)+26; (CODE([.AF6])-CODE([.AF4])+65)))" office:value-type="string" office:string-value="L" calcext:value-type="string">
            <text:p>L</text:p>
          </table:table-cell>
          <table:table-cell table:style-name="ce5" table:formula="of:=CHAR(IF((CODE([.AG6])-CODE([.AG4])+65)&lt;65; (CODE([.AG6])-CODE([.AG4])+65)+26; (CODE([.AG6])-CODE([.AG4])+65)))" office:value-type="string" office:string-value="L" calcext:value-type="string">
            <text:p>L</text:p>
          </table:table-cell>
          <table:table-cell table:style-name="ce5" table:formula="of:=CHAR(IF((CODE([.AH6])-CODE([.AH4])+65)&lt;65; (CODE([.AH6])-CODE([.AH4])+65)+26; (CODE([.AH6])-CODE([.AH4])+65)))" office:value-type="string" office:string-value="E" calcext:value-type="string">
            <text:p>E</text:p>
          </table:table-cell>
          <table:table-cell table:style-name="ce5" table:formula="of:=CHAR(IF((CODE([.AI6])-CODE([.AI4])+65)&lt;65; (CODE([.AI6])-CODE([.AI4])+65)+26; (CODE([.AI6])-CODE([.AI4])+65)))" office:value-type="string" office:string-value="G" calcext:value-type="string">
            <text:p>G</text:p>
          </table:table-cell>
          <table:table-cell table:style-name="ce5" table:formula="of:=CHAR(IF((CODE([.AJ6])-CODE([.AJ4])+65)&lt;65; (CODE([.AJ6])-CODE([.AJ4])+65)+26; (CODE([.AJ6])-CODE([.AJ4])+65)))" office:value-type="string" office:string-value="I" calcext:value-type="string">
            <text:p>I</text:p>
          </table:table-cell>
          <table:table-cell table:style-name="ce5" table:formula="of:=CHAR(IF((CODE([.AK6])-CODE([.AK4])+65)&lt;65; (CODE([.AK6])-CODE([.AK4])+65)+26; (CODE([.AK6])-CODE([.AK4])+65)))" office:value-type="string" office:string-value="U" calcext:value-type="string">
            <text:p>U</text:p>
          </table:table-cell>
          <table:table-cell table:style-name="ce5" table:formula="of:=CHAR(IF((CODE([.AL6])-CODE([.AL4])+65)&lt;65; (CODE([.AL6])-CODE([.AL4])+65)+26; (CODE([.AL6])-CODE([.AL4])+65)))" office:value-type="string" office:string-value="M" calcext:value-type="string">
            <text:p>M</text:p>
          </table:table-cell>
          <table:table-cell table:number-columns-repeated="44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56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56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56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56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56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56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56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56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56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56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56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56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56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56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56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56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56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.00.0000</text:date>, <text:time style:data-style-name="N2" text:time-value="14:39:48.27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13:21.521039395</meta:creation-date>
    <dc:date>2020-03-08T14:48:36.315000000</dc:date>
    <meta:editing-duration>PT39M35S</meta:editing-duration>
    <meta:editing-cycles>4</meta:editing-cycles>
    <meta:generator>LibreOffice/6.1.2.1$Windows_x86 LibreOffice_project/65905a128db06ba48db947242809d14d3f9a93fe</meta:generator>
    <meta:document-statistic meta:table-count="1" meta:cell-count="716" meta:object-count="0"/>
  </office:meta>
</office:document-meta>
</file>